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C1" style:family="table">
      <style:table-properties style:width="16.999cm" table:align="margins"/>
    </style:style>
    <style:style style:name="UC1.A" style:family="table-column">
      <style:table-column-properties style:column-width="5.874cm" style:rel-column-width="3330*"/>
    </style:style>
    <style:style style:name="UC1.B" style:family="table-column">
      <style:table-column-properties style:column-width="11.125cm" style:rel-column-width="6307*"/>
    </style:style>
    <style:style style:name="UC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C1.B1" style:family="table-cell">
      <style:table-cell-properties fo:padding="0.097cm" fo:border="0.002cm solid #000000"/>
    </style:style>
    <style:style style:name="UC1.A2" style:family="table-cell">
      <style:table-cell-properties fo:padding="0.097cm" fo:border-left="0.002cm solid #000000" fo:border-right="none" fo:border-top="none" fo:border-bottom="0.002cm solid #000000"/>
    </style:style>
    <style:style style:name="UC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874cm" style:rel-column-width="3330*"/>
    </style:style>
    <style:style style:name="Tableau1.B" style:family="table-column">
      <style:table-column-properties style:column-width="11.125cm" style:rel-column-width="63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874cm" style:rel-column-width="3330*"/>
    </style:style>
    <style:style style:name="Tableau2.B" style:family="table-column">
      <style:table-column-properties style:column-width="11.125cm" style:rel-column-width="63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C1" table:style-name="UC1">
        <table:table-column table:style-name="UC1.A"/>
        <table:table-column table:style-name="UC1.B"/>
        <table:table-row>
          <table:table-cell table:style-name="UC1.A1" office:value-type="string">
            <text:p text:style-name="Table_20_Contents">Use Case Name</text:p>
          </table:table-cell>
          <table:table-cell table:style-name="UC1.B1" office:value-type="string">
            <text:p text:style-name="Table_20_Contents">Télecharger un application</text:p>
          </table:table-cell>
        </table:table-row>
        <table:table-row>
          <table:table-cell table:style-name="UC1.A2" office:value-type="string">
            <text:p text:style-name="Table_20_Contents">Principal Actor</text:p>
          </table:table-cell>
          <table:table-cell table:style-name="UC1.B2" office:value-type="string">
            <text:p text:style-name="Table_20_Contents">Système</text:p>
          </table:table-cell>
        </table:table-row>
        <table:table-row>
          <table:table-cell table:style-name="UC1.A2" office:value-type="string">
            <text:p text:style-name="Table_20_Contents">Stakeholders</text:p>
          </table:table-cell>
          <table:table-cell table:style-name="UC1.B2" office:value-type="string">
            <text:p text:style-name="Table_20_Contents">-</text:p>
          </table:table-cell>
        </table:table-row>
        <table:table-row>
          <table:table-cell table:style-name="UC1.A2" office:value-type="string">
            <text:p text:style-name="Table_20_Contents">Precondition</text:p>
          </table:table-cell>
          <table:table-cell table:style-name="UC1.B2" office:value-type="string">
            <text:p text:style-name="Table_20_Contents">1. Le système doit savoir l'application à télecharger</text:p>
            <text:p text:style-name="Table_20_Contents">2. L'utilisateur a connection à l'internet</text:p>
            <text:p text:style-name="Table_20_Contents">3. Les fichiers du système sont à jour. </text:p>
            <text:p text:style-name="Table_20_Contents">4. L'application ne doit pas être déjà télechargée</text:p>
          </table:table-cell>
        </table:table-row>
        <table:table-row>
          <table:table-cell table:style-name="UC1.A2" office:value-type="string">
            <text:p text:style-name="Table_20_Contents">Postcondition</text:p>
          </table:table-cell>
          <table:table-cell table:style-name="UC1.B2" office:value-type="string">
            <text:p text:style-name="Table_20_Contents">1. Les fichiers de l'application sont enregistrés localement.</text:p>
            <text:p text:style-name="Table_20_Contents">2. Le fichier des applications enregistré est mis à jour.</text:p>
          </table:table-cell>
        </table:table-row>
        <table:table-row>
          <table:table-cell table:style-name="UC1.A2" office:value-type="string">
            <text:p text:style-name="Table_20_Contents">Main success scenario</text:p>
          </table:table-cell>
          <table:table-cell table:style-name="UC1.B2" office:value-type="string">
            <text:p text:style-name="Table_20_Contents">1. Le système envoie une petition au serveur.</text:p>
            <text:p text:style-name="Table_20_Contents">2. Le système reçoit les fichiers de l'application.</text:p>
            <text:p text:style-name="Table_20_Contents">3. Le système enregistre les fichiers localement.</text:p>
            <text:p text:style-name="Table_20_Contents">4. Le système mit à jour le fichier des applications télechargés.</text:p>
          </table:table-cell>
        </table:table-row>
        <table:table-row>
          <table:table-cell table:style-name="UC1.A2" office:value-type="string">
            <text:p text:style-name="Table_20_Contents">Extensions</text:p>
          </table:table-cell>
          <table:table-cell table:style-name="UC1.B2" office:value-type="string">
            <text:p text:style-name="Table_20_Contents">2a. L'application n'existe pas</text:p>
            <text:p text:style-name="Table_20_Contents"><text:s text:c="2"/>1. Le système affiche une message d'erreur.</text:p>
          </table:table-cell>
        </table:table-row>
      </table:table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se Case Name</text:p>
          </table:table-cell>
          <table:table-cell table:style-name="Tableau1.B1" office:value-type="string">
            <text:p text:style-name="Table_20_Contents">Utiliser un application</text:p>
          </table:table-cell>
        </table:table-row>
        <table:table-row>
          <table:table-cell table:style-name="Tableau1.A2" office:value-type="string">
            <text:p text:style-name="Table_20_Contents">Principal Actor</text:p>
          </table:table-cell>
          <table:table-cell table:style-name="Tableau1.B2" office:value-type="string">
            <text:p text:style-name="Table_20_Contents">Utilisateur</text:p>
          </table:table-cell>
        </table:table-row>
        <table:table-row>
          <table:table-cell table:style-name="Tableau1.A2" office:value-type="string">
            <text:p text:style-name="Table_20_Contents">Stakeholders</text:p>
          </table:table-cell>
          <table:table-cell table:style-name="Tableau1.B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Precondition</text:p>
          </table:table-cell>
          <table:table-cell table:style-name="Tableau1.B2" office:value-type="string">
            <text:p text:style-name="Table_20_Contents">1. L'utilisateur donne le nom de l'application à exécuter</text:p>
            <text:p text:style-name="Table_20_Contents">2. Les fichiers du système sont à jour. </text:p>
            <text:p text:style-name="Table_20_Contents">3. Les fichiers de l'application sont à jour. </text:p>
          </table:table-cell>
        </table:table-row>
        <table:table-row>
          <table:table-cell table:style-name="Tableau1.A2" office:value-type="string">
            <text:p text:style-name="Table_20_Contents">Postcondition</text:p>
          </table:table-cell>
          <table:table-cell table:style-name="Tableau1.B2" office:value-type="string">
            <text:p text:style-name="Table_20_Contents">1. Une nouvelle activité a été créée.</text:p>
            <text:p text:style-name="Table_20_Contents">2. Une vouvelle session a été créée avec l'information de l'application.</text:p>
          </table:table-cell>
        </table:table-row>
        <table:table-row>
          <table:table-cell table:style-name="Tableau1.A2" office:value-type="string">
            <text:p text:style-name="Table_20_Contents">Main success scenario</text:p>
          </table:table-cell>
          <table:table-cell table:style-name="Tableau1.B6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Extensions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Use Case Name</text:p>
          </table:table-cell>
          <table:table-cell table:style-name="Tableau2.B1" office:value-type="string">
            <text:p text:style-name="Table_20_Contents">Utiliser un application</text:p>
          </table:table-cell>
        </table:table-row>
        <table:table-row>
          <table:table-cell table:style-name="Tableau2.A2" office:value-type="string">
            <text:p text:style-name="Table_20_Contents">Principal Actor</text:p>
          </table:table-cell>
          <table:table-cell table:style-name="Tableau2.B2" office:value-type="string">
            <text:p text:style-name="Table_20_Contents">Utilisateur</text:p>
          </table:table-cell>
        </table:table-row>
        <table:table-row>
          <table:table-cell table:style-name="Tableau2.A2" office:value-type="string">
            <text:p text:style-name="Table_20_Contents">Stakeholders</text:p>
          </table:table-cell>
          <table:table-cell table:style-name="Tableau2.B2" office:value-type="string">
            <text:p text:style-name="Table_20_Contents">-</text:p>
          </table:table-cell>
        </table:table-row>
        <table:table-row>
          <table:table-cell table:style-name="Tableau2.A2" office:value-type="string">
            <text:p text:style-name="Table_20_Contents">Precondition</text:p>
          </table:table-cell>
          <table:table-cell table:style-name="Tableau2.B2" office:value-type="string">
            <text:p text:style-name="Table_20_Contents">1. L'utilisateur donne le nom de l'application à exécuter</text:p>
            <text:p text:style-name="Table_20_Contents">2. Les fichiers du système sont à jour. </text:p>
            <text:p text:style-name="Table_20_Contents">3. Les fichiers de l'application sont à jour. </text:p>
          </table:table-cell>
        </table:table-row>
        <table:table-row>
          <table:table-cell table:style-name="Tableau2.A2" office:value-type="string">
            <text:p text:style-name="Table_20_Contents">Postcondition</text:p>
          </table:table-cell>
          <table:table-cell table:style-name="Tableau2.B2" office:value-type="string">
            <text:p text:style-name="Table_20_Contents">1. Une nouvelle activité a été créée.</text:p>
            <text:p text:style-name="Table_20_Contents">2. Une vouvelle session a été créée avec l'information de l'application.</text:p>
          </table:table-cell>
        </table:table-row>
        <table:table-row>
          <table:table-cell table:style-name="Tableau2.A2" office:value-type="string">
            <text:p text:style-name="Table_20_Contents">Main success scenario</text:p>
          </table:table-cell>
          <table:table-cell table:style-name="Tableau2.B6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Extension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2S</meta:editing-duration>
    <meta:editing-cycles>4</meta:editing-cycles>
    <meta:generator>OpenOffice/4.1.3$Win32 OpenOffice.org_project/413m1$Build-9783</meta:generator>
    <dc:date>2017-07-13T17:05:13.39</dc:date>
    <dc:creator>Esteban José Puello Fuentes</dc:creator>
    <meta:document-statistic meta:table-count="3" meta:image-count="0" meta:object-count="0" meta:page-count="1" meta:paragraph-count="52" meta:word-count="230" meta:character-count="1484"/>
    <meta:user-defined meta:name="Info 1"/>
    <meta:user-defined meta:name="Info 2"/>
    <meta:user-defined meta:name="Info 3"/>
    <meta:user-defined meta:name="Info 4"/>
  </office:meta>
</office:document-meta>
</file>